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officeooo:paragraph-rsid="001e69c1" fo:background-color="#eeeeee"/>
    </style:style>
    <style:style style:name="P3" style:family="paragraph" style:parent-style-name="Standard">
      <style:paragraph-properties fo:line-height="150%"/>
      <style:text-properties style:font-name="Ubuntu" officeooo:paragraph-rsid="001d8c6a"/>
    </style:style>
    <style:style style:name="P4" style:family="paragraph" style:parent-style-name="Standard">
      <style:paragraph-properties fo:line-height="150%"/>
      <style:text-properties style:font-name="Ubuntu" officeooo:rsid="0022c5d9" officeooo:paragraph-rsid="001d8c6a"/>
    </style:style>
    <style:style style:name="P5" style:family="paragraph" style:parent-style-name="Standard">
      <style:paragraph-properties fo:line-height="150%"/>
      <style:text-properties style:font-name="Ubuntu" officeooo:rsid="0022c5d9" officeooo:paragraph-rsid="0022c5d9"/>
    </style:style>
    <style:style style:name="T1" style:family="text">
      <style:text-properties officeooo:rsid="0022c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ypescript para programadores <text:span text:style-name="T1">Funcionais</text:span></text:h>
      <text:p text:style-name="P2"/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1:54:17.434156700</meta:creation-date>
    <dc:date>2025-10-02T21:06:21.776783700</dc:date>
    <meta:editing-duration>PT34M36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4" meta:character-count="40" meta:non-whitespace-character-count="37"/>
  </office:meta>
</office:document-meta>
</file>